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7.96cm" style:rel-column-width="32767*"/>
    </style:style>
    <style:style style:name="Table1.B" style:family="table-column">
      <style:table-column-properties style:column-width="7.96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asd" style:family="table">
      <style:table-properties style:width="15.921cm" table:align="margins" style:may-break-between-rows="false" style:writing-mode="lr-tb"/>
    </style:style>
    <style:style style:name="asd.A" style:family="table-column">
      <style:table-column-properties style:column-width="1.191cm" style:rel-column-width="4900*"/>
    </style:style>
    <style:style style:name="asd.B" style:family="table-column">
      <style:table-column-properties style:column-width="1.455cm" style:rel-column-width="5990*"/>
    </style:style>
    <style:style style:name="asd.C" style:family="table-column">
      <style:table-column-properties style:column-width="2.619cm" style:rel-column-width="10782*"/>
    </style:style>
    <style:style style:name="asd.D" style:family="table-column">
      <style:table-column-properties style:column-width="4.339cm" style:rel-column-width="17861*"/>
    </style:style>
    <style:style style:name="asd.E" style:family="table-column">
      <style:table-column-properties style:column-width="1.402cm" style:rel-column-width="5772*"/>
    </style:style>
    <style:style style:name="asd.F" style:family="table-column">
      <style:table-column-properties style:column-width="4.914cm" style:rel-column-width="20230*"/>
    </style:style>
    <style:style style:name="asd.A1" style:family="table-cell">
      <style:table-cell-properties fo:padding="0.097cm" fo:border-left="0.05pt solid #000000" fo:border-right="none" fo:border-top="0.05pt solid #000000" fo:border-bottom="0.05pt solid #000000"/>
    </style:style>
    <style:style style:name="asd.F1" style:family="table-cell">
      <style:table-cell-properties fo:padding="0.097cm" fo:border="0.05pt solid #000000"/>
    </style:style>
    <style:style style:name="asd.A2" style:family="table-cell">
      <style:table-cell-properties fo:padding="0.097cm" fo:border-left="0.05pt solid #000000" fo:border-right="none" fo:border-top="none" fo:border-bottom="0.05pt solid #000000"/>
    </style:style>
    <style:style style:name="asd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auto" fo:break-after="auto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3" style:family="paragraph" style:parent-style-name="Table_20_Contents">
      <style:text-properties fo:background-color="#c0c0c0"/>
    </style:style>
    <style:style style:name="P4" style:family="paragraph" style:parent-style-name="Standard" style:list-style-name="LS1">
      <style:paragraph-properties fo:margin-top="0cm" fo:margin-bottom="0cm" fo:break-before="auto" fo:break-after="auto" style:writing-mode="lr-tb"/>
    </style:style>
    <style:style style:name="P5" style:family="paragraph" style:parent-style-name="Standard">
      <style:paragraph-properties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style:writing-mode="lr-tb"/>
      <style:text-properties fo:color="#000000" style:text-line-through-style="none" style:font-name="Arial" fo:font-size="11pt" fo:font-style="normal" style:text-underline-style="none" fo:font-weight="normal" fo:background-color="#00ff0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8" style:family="paragraph" style:parent-style-name="Standard" style:master-page-name="Standard">
      <style:paragraph-properties style:page-number="auto" fo:break-before="auto" fo:break-after="auto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Standard">
      <style:paragraph-properties fo:break-before="page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 style:parent-style-name="Standard">
      <style:paragraph-properties fo:background-color="transparent" style:writing-mode="lr-tb">
        <style:background-image/>
      </style:paragraph-properties>
      <style:text-properties fo:color="#ffffff" style:text-line-through-style="none" style:font-name="Arial" fo:font-size="11pt" fo:font-style="normal" style:text-underline-style="none" fo:font-weight="normal" fo:background-color="#00000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background-color="transparent" style:writing-mode="lr-tb">
        <style:background-image/>
      </style:paragraph-properties>
      <style:text-properties fo:color="#000000" style:text-line-through-style="none" style:font-name="Arial" fo:font-size="11pt" fo:font-style="normal" style:text-underline-style="none" fo:font-weight="normal" fo:background-color="#ff000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background-color="transparent" style:writing-mode="lr-tb">
        <style:background-image/>
      </style:paragraph-properties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background-color="#ff8080" style:font-style-asian="normal" style:font-style-complex="normal"/>
    </style:style>
    <style:style style:name="T4" style:family="text">
      <style:text-properties fo:font-style="normal" fo:background-color="#dd4814" style:font-style-asian="normal" style:font-style-complex="normal"/>
    </style:style>
    <style:style style:name="T5" style:family="text">
      <style:text-properties fo:font-style="normal" fo:background-color="#ffff00" style:font-style-asian="normal" style:font-style-complex="normal"/>
    </style:style>
    <style:style style:name="T6" style:family="text">
      <style:text-properties fo:color="#ffffff" fo:font-style="normal" fo:background-color="#4c1900" style:font-style-asian="normal" style:font-style-complex="normal"/>
    </style:style>
    <style:style style:name="T7" style:family="text">
      <style:text-properties fo:color="#ffffff" fo:font-style="normal" fo:background-color="#800080" style:font-style-asian="normal" style:font-style-complex="normal"/>
    </style:style>
    <style:style style:name="T8" style:family="text">
      <style:text-properties fo:color="#ffffff" fo:font-style="normal" fo:background-color="#000080" style:font-style-asian="normal" style:font-style-complex="normal"/>
    </style:style>
    <style:style style:name="T9" style:family="text">
      <style:text-properties fo:color="#ffffff" fo:background-color="#4c1900"/>
    </style:style>
    <style:style style:name="T10" style:family="text">
      <style:text-properties fo:color="#ffffff" fo:background-color="#0000ff"/>
    </style:style>
    <style:style style:name="T11" style:family="text">
      <style:text-properties fo:background-color="#ff8080"/>
    </style:style>
    <style:style style:name="T12" style:family="text">
      <style:text-properties fo:background-color="#dd4814"/>
    </style:style>
    <style:style style:name="T13" style:family="text">
      <style:text-properties fo:background-color="#ffff00"/>
    </style:style>
    <style:style style:name="T14" style:family="text">
      <style:text-properties fo:background-color="#00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etween DB25 and board molex</text:p>
      <text:p text:style-name="P1">board<text:tab/>db25<text:tab/>function<text:tab/><text:tab/><text:tab/><text:tab/><text:tab/><text:tab/>Colour DB25&lt;=&gt;board</text:p>
      <text:list xml:id="list11620328041" text:style-name="LS1">
        <text:list-item>
          <text:p text:style-name="P4">15<text:tab/>keysw orange<text:span text:style-name="T1"> (live side)<text:tab/><text:tab/><text:tab/><text:tab/><text:tab/></text:span><text:span text:style-name="T6">brown</text:span></text:p>
        </text:list-item>
        <text:list-item>
          <text:p text:style-name="P4">13<text:tab/>pot red <text:span text:style-name="T1">(to +5V)<text:tab/><text:tab/><text:tab/><text:tab/><text:tab/><text:tab/></text:span><text:span text:style-name="T3">pink</text:span></text:p>
        </text:list-item>
        <text:list-item>
          <text:p text:style-name="P4">12<text:tab/>pot yellow <text:span text:style-name="T1">(analog output)<text:tab/><text:tab/><text:tab/><text:tab/><text:tab/></text:span><text:span text:style-name="T2">white</text:span></text:p>
        </text:list-item>
        <text:list-item>
          <text:p text:style-name="P4">10<text:tab/>piezo black, lcd black, keysw green, pot black <text:span text:style-name="T1">(ground)<text:tab/></text:span><text:span text:style-name="T7">purple</text:span></text:p>
        </text:list-item>
        <text:list-item>
          <text:p text:style-name="P4">11<text:tab/>piezo red <text:span text:style-name="T1">(live side)<text:tab/><text:tab/><text:tab/><text:tab/><text:tab/><text:tab/></text:span><text:span text:style-name="T4">orange</text:span></text:p>
        </text:list-item>
        <text:list-item>
          <text:p text:style-name="P4">5<text:tab/>lcd red <text:span text:style-name="T1">(3.3V +V)<text:tab/><text:tab/><text:tab/><text:tab/><text:tab/><text:tab/></text:span><text:span text:style-name="T8">blue</text:span></text:p>
        </text:list-item>
        <text:list-item>
          <text:p text:style-name="P4">6<text:tab/>lcd violet <text:span text:style-name="T1">(Data @3.3V)<text:tab/><text:tab/><text:tab/><text:tab/><text:tab/></text:span><text:span text:style-name="T5">yellow</text:span></text:p>
        </text:list-item>
        <text:list-item>
          <text:p text:style-name="P4">19<text:tab/>keypad green<text:tab/><text:tab/>C3<text:tab/><text:tab/><text:tab/><text:tab/><text:tab/><text:span text:style-name="T9">brown</text:span></text:p>
        </text:list-item>
        <text:list-item>
          <text:p text:style-name="P4">18<text:tab/>keypad yellow<text:tab/><text:tab/>R1<text:tab/><text:tab/><text:tab/><text:tab/><text:tab/><text:span text:style-name="T14">green</text:span></text:p>
        </text:list-item>
        <text:list-item>
          <text:p text:style-name="P4">17<text:tab/>keypad violet<text:tab/><text:tab/>R4<text:tab/><text:tab/><text:tab/><text:tab/><text:tab/><text:span text:style-name="T11">pink</text:span></text:p>
        </text:list-item>
        <text:list-item>
          <text:p text:style-name="P4">21<text:tab/>keypad white<text:tab/><text:tab/>C2<text:tab/><text:tab/><text:tab/><text:tab/><text:tab/>white</text:p>
        </text:list-item>
        <text:list-item>
          <text:p text:style-name="P4">22<text:tab/>keypad pink<text:tab/><text:tab/>R2<text:tab/><text:tab/><text:tab/><text:tab/><text:tab/><text:span text:style-name="T12">orange</text:span></text:p>
        </text:list-item>
        <text:list-item>
          <text:p text:style-name="P4">23<text:tab/>keypad blue<text:tab/><text:tab/>R3<text:tab/><text:tab/><text:tab/><text:tab/><text:tab/><text:span text:style-name="T10">blue</text:span></text:p>
        </text:list-item>
        <text:list-item>
          <text:p text:style-name="P4">25<text:tab/>keypad orange<text:tab/>C1<text:tab/><text:tab/><text:tab/><text:tab/><text:tab/><text:span text:style-name="T13">yellow</text:span></text:p>
        </text:list-item>
      </text:list>
      <text:p text:style-name="P1"/>
      <text:p text:style-name="P2"/>
      <text:p text:style-name="P2"/>
      <text:p text:style-name="P9">Keypad colour coding: (between DB25 and keypad itself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R1</text:p>
          </table:table-cell>
          <table:table-cell table:style-name="Table1.B1" office:value-type="string">
            <text:p text:style-name="Table_20_Contents">Yellow</text:p>
          </table:table-cell>
        </table:table-row>
        <table:table-row>
          <table:table-cell table:style-name="Table1.A2" office:value-type="string">
            <text:p text:style-name="Table_20_Contents">R2</text:p>
          </table:table-cell>
          <table:table-cell table:style-name="Table1.B2" office:value-type="string">
            <text:p text:style-name="Table_20_Contents">Pink</text:p>
          </table:table-cell>
        </table:table-row>
        <table:table-row>
          <table:table-cell table:style-name="Table1.A2" office:value-type="string">
            <text:p text:style-name="Table_20_Contents">R3</text:p>
          </table:table-cell>
          <table:table-cell table:style-name="Table1.B2" office:value-type="string">
            <text:p text:style-name="Table_20_Contents">Blue</text:p>
          </table:table-cell>
        </table:table-row>
        <table:table-row>
          <table:table-cell table:style-name="Table1.A2" office:value-type="string">
            <text:p text:style-name="Table_20_Contents">R4</text:p>
          </table:table-cell>
          <table:table-cell table:style-name="Table1.B2" office:value-type="string">
            <text:p text:style-name="Table_20_Contents">Violet</text:p>
          </table:table-cell>
        </table:table-row>
        <table:table-row>
          <table:table-cell table:style-name="Table1.A2" office:value-type="string">
            <text:p text:style-name="Table_20_Contents">C1</text:p>
          </table:table-cell>
          <table:table-cell table:style-name="Table1.B2" office:value-type="string">
            <text:p text:style-name="Table_20_Contents">Orange</text:p>
          </table:table-cell>
        </table:table-row>
        <table:table-row>
          <table:table-cell table:style-name="Table1.A2" office:value-type="string">
            <text:p text:style-name="Table_20_Contents">C2</text:p>
          </table:table-cell>
          <table:table-cell table:style-name="Table1.B2" office:value-type="string">
            <text:p text:style-name="Table_20_Contents">White</text:p>
          </table:table-cell>
        </table:table-row>
        <table:table-row>
          <table:table-cell table:style-name="Table1.A2" office:value-type="string">
            <text:p text:style-name="Table_20_Contents">C3</text:p>
          </table:table-cell>
          <table:table-cell table:style-name="Table1.B2" office:value-type="string">
            <text:p text:style-name="Table_20_Contents">Green</text:p>
          </table:table-cell>
        </table:table-row>
      </table:table>
      <text:p text:style-name="P5"/>
      <text:p text:style-name="P10">Arduino pin assignments</text:p>
      <table:table table:name="asd" table:style-name="asd">
        <table:table-column table:style-name="asd.A"/>
        <table:table-column table:style-name="asd.B"/>
        <table:table-column table:style-name="asd.C"/>
        <table:table-column table:style-name="asd.D"/>
        <table:table-column table:style-name="asd.E"/>
        <table:table-column table:style-name="asd.F"/>
        <table:table-header-rows>
          <table:table-row>
            <table:table-cell table:style-name="asd.A1" office:value-type="string">
              <text:p text:style-name="Table_20_Heading">Pin</text:p>
            </table:table-cell>
            <table:table-cell table:style-name="asd.A1" office:value-type="string">
              <text:p text:style-name="Table_20_Heading">Label</text:p>
            </table:table-cell>
            <table:table-cell table:style-name="asd.A1" office:value-type="string">
              <text:p text:style-name="Table_20_Heading">Comments</text:p>
            </table:table-cell>
            <table:table-cell table:style-name="asd.A1" office:value-type="string">
              <text:p text:style-name="Table_20_Heading">Function</text:p>
            </table:table-cell>
            <table:table-cell table:style-name="asd.A1" office:value-type="string">
              <text:p text:style-name="Table_20_Heading">I/O/A</text:p>
            </table:table-cell>
            <table:table-cell table:style-name="asd.F1" office:value-type="string">
              <text:p text:style-name="Table_20_Heading">Schematic Label</text:p>
            </table:table-cell>
          </table:table-row>
        </table:table-header-rows>
        <table:table-row>
          <table:table-cell table:style-name="asd.A2" office:value-type="string">
            <text:p text:style-name="Table_20_Contents">VIN</text:p>
          </table:table-cell>
          <table:table-cell table:style-name="asd.A2" office:value-type="string">
            <text:p text:style-name="Table_20_Contents">Vin</text:p>
          </table:table-cell>
          <table:table-cell table:style-name="asd.A2" office:value-type="string">
            <text:p text:style-name="Table_20_Contents">7-12V recommended</text:p>
          </table:table-cell>
          <table:table-cell table:style-name="asd.A2" office:value-type="string">
            <text:p text:style-name="Table_20_Contents">Unregulated power in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VIN</text:p>
          </table:table-cell>
        </table:table-row>
        <table:table-row>
          <table:table-cell table:style-name="asd.A2" office:value-type="string">
            <text:p text:style-name="Table_20_Contents">GND</text:p>
          </table:table-cell>
          <table:table-cell table:style-name="asd.A2" office:value-type="string">
            <text:p text:style-name="Table_20_Contents">GND</text:p>
          </table:table-cell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>Digital/analog ground</text:p>
          </table:table-cell>
          <table:table-cell table:style-name="asd.A2" office:value-type="string">
            <text:p text:style-name="Table_20_Contents">I/O</text:p>
          </table:table-cell>
          <table:table-cell table:style-name="asd.F2" office:value-type="string">
            <text:p text:style-name="Table_20_Contents">GND</text:p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>+5V</text:p>
          </table:table-cell>
          <table:table-cell table:style-name="asd.A2" office:value-type="string">
            <text:p text:style-name="Table_20_Contents">+5V</text:p>
          </table:table-cell>
          <table:table-cell table:style-name="asd.A2" office:value-type="string">
            <text:p text:style-name="Table_20_Contents">Regulated 5V out</text:p>
          </table:table-cell>
          <table:table-cell table:style-name="asd.A2" office:value-type="string">
            <text:p text:style-name="Table_20_Contents">Used for flow-rate pot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+5V</text:p>
          </table:table-cell>
        </table:table-row>
        <table:table-row>
          <table:table-cell table:style-name="asd.A2" office:value-type="string">
            <text:p text:style-name="P3">PE0</text:p>
          </table:table-cell>
          <table:table-cell table:style-name="asd.A2" office:value-type="string">
            <text:p text:style-name="P3">0</text:p>
          </table:table-cell>
          <table:table-cell table:style-name="asd.A2" office:value-type="string">
            <text:p text:style-name="P3">UART0 RX</text:p>
          </table:table-cell>
          <table:table-cell table:style-name="asd.A2" office:value-type="string">
            <text:p text:style-name="P3">Used for programming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P3">PE1</text:p>
          </table:table-cell>
          <table:table-cell table:style-name="asd.A2" office:value-type="string">
            <text:p text:style-name="P3">1</text:p>
          </table:table-cell>
          <table:table-cell table:style-name="asd.A2" office:value-type="string">
            <text:p text:style-name="P3">UART0 TX</text:p>
          </table:table-cell>
          <table:table-cell table:style-name="asd.A2" office:value-type="string">
            <text:p text:style-name="P3">Used for programming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>PB0</text:p>
          </table:table-cell>
          <table:table-cell table:style-name="asd.A2" office:value-type="string">
            <text:p text:style-name="Table_20_Contents">53</text:p>
          </table:table-cell>
          <table:table-cell table:style-name="asd.A2" office:value-type="string">
            <text:p text:style-name="Table_20_Contents">UART1 RX</text:p>
          </table:table-cell>
          <table:table-cell table:style-name="asd.A2" office:value-type="string">
            <text:p text:style-name="Table_20_Contents">Used for flowmeter comms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UART1_RX</text:p>
          </table:table-cell>
        </table:table-row>
        <table:table-row>
          <table:table-cell table:style-name="asd.A2" office:value-type="string">
            <text:p text:style-name="Table_20_Contents">PH6</text:p>
          </table:table-cell>
          <table:table-cell table:style-name="asd.A2" office:value-type="string">
            <text:p text:style-name="Table_20_Contents">9</text:p>
          </table:table-cell>
          <table:table-cell table:style-name="asd.A2" office:value-type="string">
            <text:p text:style-name="Table_20_Contents">UART1 TX</text:p>
          </table:table-cell>
          <table:table-cell table:style-name="asd.A2" office:value-type="string">
            <text:p text:style-name="Table_20_Contents">Used for flowmeter comms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UART1_TX</text:p>
          </table:table-cell>
        </table:table-row>
        <table:table-row>
          <table:table-cell table:style-name="asd.A2" office:value-type="string">
            <text:p text:style-name="P3">PH5</text:p>
          </table:table-cell>
          <table:table-cell table:style-name="asd.A2" office:value-type="string">
            <text:p text:style-name="P3">3</text:p>
          </table:table-cell>
          <table:table-cell table:style-name="asd.A2" office:value-type="string">
            <text:p text:style-name="P3"/>
          </table:table-cell>
          <table:table-cell table:style-name="asd.A2" office:value-type="string">
            <text:p text:style-name="P3">Unused but reserved</text:p>
          </table:table-cell>
          <table:table-cell table:style-name="asd.A2" office:value-type="string">
            <text:p text:style-name="Table_20_Contents">-</text:p>
          </table:table-cell>
          <table:table-cell table:style-name="asd.F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>PH4</text:p>
          </table:table-cell>
          <table:table-cell table:style-name="asd.A2" office:value-type="string">
            <text:p text:style-name="Table_20_Contents">7</text:p>
          </table:table-cell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>Used for LCD comms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LCD_DATA</text:p>
          </table:table-cell>
        </table:table-row>
        <table:table-row>
          <table:table-cell table:style-name="asd.A2" office:value-type="string">
            <text:p text:style-name="Table_20_Contents">PF0</text:p>
          </table:table-cell>
          <table:table-cell table:style-name="asd.A2" office:value-type="string">
            <text:p text:style-name="Table_20_Contents">A0</text:p>
          </table:table-cell>
          <table:table-cell table:style-name="asd.A2" office:value-type="string">
            <text:p text:style-name="Table_20_Contents">ADC0</text:p>
          </table:table-cell>
          <table:table-cell table:style-name="asd.A2" office:value-type="string">
            <text:p text:style-name="Table_20_Contents">Used for flowrate pot</text:p>
          </table:table-cell>
          <table:table-cell table:style-name="asd.A2" office:value-type="string">
            <text:p text:style-name="Table_20_Contents">A</text:p>
          </table:table-cell>
          <table:table-cell table:style-name="asd.F2" office:value-type="string">
            <text:p text:style-name="Table_20_Contents">FLOWPOT</text:p>
          </table:table-cell>
        </table:table-row>
        <table:table-row>
          <table:table-cell table:style-name="asd.A2" office:value-type="string">
            <text:p text:style-name="Table_20_Contents">PE3</text:p>
          </table:table-cell>
          <table:table-cell table:style-name="asd.A2" office:value-type="string">
            <text:p text:style-name="Table_20_Contents">5</text:p>
          </table:table-cell>
          <table:table-cell table:style-name="asd.A2" office:value-type="string">
            <text:p text:style-name="Table_20_Contents">Digital pin 5</text:p>
          </table:table-cell>
          <table:table-cell table:style-name="asd.A2" office:value-type="string">
            <text:p text:style-name="Table_20_Contents">Keyswitch input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KEYSW_IN</text:p>
          </table:table-cell>
        </table:table-row>
        <table:table-row>
          <table:table-cell table:style-name="asd.A2" office:value-type="string">
            <text:p text:style-name="Table_20_Contents">PC0</text:p>
          </table:table-cell>
          <table:table-cell table:style-name="asd.A2" office:value-type="string">
            <text:p text:style-name="Table_20_Contents">37</text:p>
          </table:table-cell>
          <table:table-cell table:style-name="asd.A2" office:value-type="string">
            <text:p text:style-name="Table_20_Contents">Digital pin 37</text:p>
          </table:table-cell>
          <table:table-cell table:style-name="asd.A2" office:value-type="string">
            <text:p text:style-name="Table_20_Contents">Keypad R1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R1</text:p>
          </table:table-cell>
        </table:table-row>
        <table:table-row>
          <table:table-cell table:style-name="asd.A2" office:value-type="string">
            <text:p text:style-name="Table_20_Contents">PC1</text:p>
          </table:table-cell>
          <table:table-cell table:style-name="asd.A2" office:value-type="string">
            <text:p text:style-name="Table_20_Contents">36</text:p>
          </table:table-cell>
          <table:table-cell table:style-name="asd.A2" office:value-type="string">
            <text:p text:style-name="Table_20_Contents">Digital pin 36</text:p>
          </table:table-cell>
          <table:table-cell table:style-name="asd.A2" office:value-type="string">
            <text:p text:style-name="Table_20_Contents">Keypad R2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R3</text:p>
          </table:table-cell>
        </table:table-row>
        <table:table-row>
          <table:table-cell table:style-name="asd.A2" office:value-type="string">
            <text:p text:style-name="Table_20_Contents">PC2</text:p>
          </table:table-cell>
          <table:table-cell table:style-name="asd.A2" office:value-type="string">
            <text:p text:style-name="Table_20_Contents">35</text:p>
          </table:table-cell>
          <table:table-cell table:style-name="asd.A2" office:value-type="string">
            <text:p text:style-name="Table_20_Contents">Digital pin 35</text:p>
          </table:table-cell>
          <table:table-cell table:style-name="asd.A2" office:value-type="string">
            <text:p text:style-name="Table_20_Contents">Keypad R3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R2</text:p>
          </table:table-cell>
        </table:table-row>
        <table:table-row>
          <table:table-cell table:style-name="asd.A2" office:value-type="string">
            <text:p text:style-name="Table_20_Contents">PC3</text:p>
          </table:table-cell>
          <table:table-cell table:style-name="asd.A2" office:value-type="string">
            <text:p text:style-name="Table_20_Contents">34</text:p>
          </table:table-cell>
          <table:table-cell table:style-name="asd.A2" office:value-type="string">
            <text:p text:style-name="Table_20_Contents">Digital pin 34</text:p>
          </table:table-cell>
          <table:table-cell table:style-name="asd.A2" office:value-type="string">
            <text:p text:style-name="Table_20_Contents">Keypad R4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R4</text:p>
          </table:table-cell>
        </table:table-row>
        <table:table-row>
          <table:table-cell table:style-name="asd.A2" office:value-type="string">
            <text:p text:style-name="Table_20_Contents">PC4</text:p>
          </table:table-cell>
          <table:table-cell table:style-name="asd.A2" office:value-type="string">
            <text:p text:style-name="Table_20_Contents">33</text:p>
          </table:table-cell>
          <table:table-cell table:style-name="asd.A2" office:value-type="string">
            <text:p text:style-name="Table_20_Contents">Digital pin 33</text:p>
          </table:table-cell>
          <table:table-cell table:style-name="asd.A2" office:value-type="string">
            <text:p text:style-name="Table_20_Contents">Keypad C1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C2</text:p>
          </table:table-cell>
        </table:table-row>
        <table:table-row>
          <table:table-cell table:style-name="asd.A2" office:value-type="string">
            <text:p text:style-name="Table_20_Contents">PC5</text:p>
          </table:table-cell>
          <table:table-cell table:style-name="asd.A2" office:value-type="string">
            <text:p text:style-name="Table_20_Contents">32</text:p>
          </table:table-cell>
          <table:table-cell table:style-name="asd.A2" office:value-type="string">
            <text:p text:style-name="Table_20_Contents">Digital pin 32</text:p>
          </table:table-cell>
          <table:table-cell table:style-name="asd.A2" office:value-type="string">
            <text:p text:style-name="Table_20_Contents">Keypad C2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C1</text:p>
          </table:table-cell>
        </table:table-row>
        <table:table-row>
          <table:table-cell table:style-name="asd.A2" office:value-type="string">
            <text:p text:style-name="Table_20_Contents">PC6</text:p>
          </table:table-cell>
          <table:table-cell table:style-name="asd.A2" office:value-type="string">
            <text:p text:style-name="Table_20_Contents">31</text:p>
          </table:table-cell>
          <table:table-cell table:style-name="asd.A2" office:value-type="string">
            <text:p text:style-name="Table_20_Contents">Digital pin 31</text:p>
          </table:table-cell>
          <table:table-cell table:style-name="asd.A2" office:value-type="string">
            <text:p text:style-name="Table_20_Contents">Keypad C3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C3</text:p>
          </table:table-cell>
        </table:table-row>
        <table:table-row>
          <table:table-cell table:style-name="asd.A2" office:value-type="string">
            <text:p text:style-name="Table_20_Contents">PF1</text:p>
          </table:table-cell>
          <table:table-cell table:style-name="asd.A2" office:value-type="string">
            <text:p text:style-name="Table_20_Contents">A1</text:p>
          </table:table-cell>
          <table:table-cell table:style-name="asd.A2" office:value-type="string">
            <text:p text:style-name="Table_20_Contents">ADC1</text:p>
          </table:table-cell>
          <table:table-cell table:style-name="asd.A2" office:value-type="string">
            <text:p text:style-name="Table_20_Contents">Battery voltage sense</text:p>
          </table:table-cell>
          <table:table-cell table:style-name="asd.A2" office:value-type="string">
            <text:p text:style-name="Table_20_Contents">A</text:p>
          </table:table-cell>
          <table:table-cell table:style-name="asd.F2" office:value-type="string">
            <text:p text:style-name="Table_20_Contents">BATT_IN</text:p>
          </table:table-cell>
        </table:table-row>
        <table:table-row>
          <table:table-cell table:style-name="asd.A2" office:value-type="string">
            <text:p text:style-name="Table_20_Contents">PC7</text:p>
          </table:table-cell>
          <table:table-cell table:style-name="asd.A2" office:value-type="string">
            <text:p text:style-name="Table_20_Contents">30</text:p>
          </table:table-cell>
          <table:table-cell table:style-name="asd.A2" office:value-type="string">
            <text:p text:style-name="Table_20_Contents">Digital pin 30</text:p>
          </table:table-cell>
          <table:table-cell table:style-name="asd.A2" office:value-type="string">
            <text:p text:style-name="Table_20_Contents">Speaker output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SPK</text:p>
          </table:table-cell>
        </table:table-row>
      </table:table>
      <text:p text:style-name="P5">(Pins shown are power input, UART 0 and 1 and 2 used for programming and flowmeter and LCD respectively, and those used for peripherals)</text:p>
      <text:p text:style-name="P5"/>
      <text:p text:style-name="P7">DSUB9 between arduino case and flowmeter</text:p>
      <text:p text:style-name="P7"/>
      <text:p text:style-name="P7">Connection<text:tab/>Wire colour<text:tab/>DSUB9 pin</text:p>
      <text:p text:style-name="P6">TX<text:tab/><text:tab/>Green<text:tab/><text:tab/>1</text:p>
      <text:p text:style-name="P11">GND<text:tab/><text:tab/>Thick black<text:tab/>4</text:p>
      <text:p text:style-name="P13">RX<text:tab/><text:tab/>White<text:tab/><text:tab/>6</text:p>
      <text:p text:style-name="P12">+V<text:tab/><text:tab/>Red<text:tab/><text:tab/>7</text:p>
      <text:p text:style-name="P11">0V Sense<text:tab/>Thin black<text:tab/>8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39</meta:editing-cycles>
    <dc:date>2013-02-06T13:37:29</dc:date>
    <meta:editing-duration>PT5H44M12S</meta:editing-duration>
    <dc:creator>David Turner</dc:creator>
    <meta:document-statistic meta:table-count="2" meta:image-count="0" meta:object-count="0" meta:page-count="2" meta:paragraph-count="160" meta:word-count="365" meta:character-count="1268" meta:non-whitespace-character-count="1478"/>
  </office:meta>
</office:document-meta>
</file>